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.125cm" fo:min-width="2.005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1.155cm" fo:min-width="2.37cm"/>
      <style:paragraph-properties style:writing-mode="lr-tb"/>
    </style:style>
    <style:style style:name="gr3" style:family="graphic" style:parent-style-name="standard">
      <style:graphic-properties svg:stroke-color="#000000" draw:fill-color="#dee6ef" draw:textarea-horizontal-align="justify" draw:textarea-vertical-align="middle" draw:auto-grow-height="false" fo:min-height="1.155cm" fo:min-width="2.2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1.125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dee6ef" draw:textarea-horizontal-align="justify" draw:textarea-vertical-align="middle" draw:auto-grow-height="false" fo:min-height="1.08cm" fo:min-width="2.04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dash" draw:stroke-dash="Double_20_Dash" svg:stroke-opacity="100%" svg:stroke-linecap="butt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065cm" fo:min-width="2.46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dee6ef" draw:textarea-horizontal-align="justify" draw:textarea-vertical-align="middle" draw:auto-grow-height="false" fo:min-height="1.065cm" fo:min-width="2.9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065cm" fo:min-width="1.99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svg:stroke-linecap="butt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dee6e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dee6ef"/>
      <style:paragraph-properties fo:text-align="center" style:writing-mode="lr-tb"/>
      <style:text-properties fo:font-size="9pt" style:font-size-asian="9pt" style:font-size-complex="9pt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-color="#dee6ef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loext:graphic-properties draw:fill-color="#dee6ef"/>
      <style:paragraph-properties fo:text-align="center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1" draw:id="id1" draw:layer="layout" svg:width="2.505cm" svg:height="1.375cm" svg:x="12.7cm" svg:y="2.07cm">
            <text:p text:style-name="P1"><text:span text:style-name="T1">National Counci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2.87cm" svg:height="1.405cm" svg:x="4.445cm" svg:y="0.77cm">
            <text:p text:style-name="P1"><text:span text:style-name="T1">National Advisory Bo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2.87cm" svg:height="1.405cm" svg:x="4.445cm" svg:y="3.31cm">
            <text:p text:style-name="P1"><text:span text:style-name="T1">Legal Review Bo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6" draw:id="id6" draw:layer="layout" svg:width="2.775cm" svg:height="1.405cm" svg:x="20.32cm" svg:y="0.77cm">
            <text:p text:style-name="P1"><text:span text:style-name="T1">Military Liais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7" draw:id="id7" draw:layer="layout" svg:width="2.775cm" svg:height="1.405cm" svg:x="20.32cm" svg:y="3.31cm">
            <text:p text:style-name="P1"><text:span text:style-name="T1">First Nations Liais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2" draw:id="id2" draw:layer="layout" svg:width="2.54cm" svg:height="1.375cm" svg:x="16.44cm" svg:y="5.245cm">
            <text:p text:style-name="P1"><text:span text:style-name="T1">State Operation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3" draw:id="id3" draw:layer="layout" svg:width="2.54cm" svg:height="1.33cm" svg:x="9.76cm" svg:y="5.29cm">
            <text:p text:style-name="P1"><text:span text:style-name="T1">State Security Service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3.952cm" svg:y1="3.445cm" svg:x2="17.71cm" svg:y2="5.245cm" draw:start-shape="id1" draw:start-glue-point="2" draw:end-shape="id2" draw:end-glue-point="0" svg:d="M13952 3445v899h3758v901" svg:viewBox="0 0 3759 1801">
            <text:p/>
          </draw:connector>
          <draw:connector draw:style-name="gr6" draw:text-style-name="P3" draw:layer="layout" svg:x1="13.952cm" svg:y1="3.445cm" svg:x2="11.03cm" svg:y2="5.29cm" draw:start-shape="id1" draw:start-glue-point="2" draw:end-shape="id3" draw:end-glue-point="0" svg:d="M13952 3445v922h-2922v923" svg:viewBox="0 0 2923 1846">
            <text:p/>
          </draw:connector>
          <draw:connector draw:style-name="gr7" draw:text-style-name="P3" draw:layer="layout" svg:x1="12.7cm" svg:y1="2.757cm" svg:x2="7.315cm" svg:y2="4.012cm" draw:start-shape="id1" draw:start-glue-point="3" draw:end-shape="id4" draw:end-glue-point="1" svg:d="M12700 2757h-2693v1255h-2692" svg:viewBox="0 0 5386 1256">
            <text:p/>
          </draw:connector>
          <draw:connector draw:style-name="gr7" draw:text-style-name="P3" draw:layer="layout" svg:x1="12.7cm" svg:y1="2.757cm" svg:x2="7.315cm" svg:y2="1.472cm" draw:start-shape="id1" draw:start-glue-point="3" draw:end-shape="id5" draw:end-glue-point="1" svg:d="M12700 2757h-2693v-1285h-2692" svg:viewBox="0 0 5386 1286">
            <text:p/>
          </draw:connector>
          <draw:connector draw:style-name="gr7" draw:text-style-name="P3" draw:layer="layout" svg:x1="15.205cm" svg:y1="2.757cm" svg:x2="20.32cm" svg:y2="1.472cm" draw:start-shape="id1" draw:end-shape="id6" draw:end-glue-point="3" svg:d="M15205 2757h2557v-1285h2558" svg:viewBox="0 0 5116 1286">
            <text:p/>
          </draw:connector>
          <draw:connector draw:style-name="gr7" draw:text-style-name="P3" draw:layer="layout" svg:x1="15.205cm" svg:y1="2.757cm" svg:x2="20.32cm" svg:y2="4.012cm" draw:start-shape="id1" draw:start-glue-point="1" draw:end-shape="id7" draw:end-glue-point="3" svg:d="M15205 2757h2557v1255h2558" svg:viewBox="0 0 5116 1256">
            <text:p/>
          </draw:connector>
          <draw:custom-shape draw:style-name="gr8" draw:text-style-name="P2" xml:id="id8" draw:id="id8" draw:layer="layout" svg:width="2.965cm" svg:height="1.315cm" svg:x="18.815cm" svg:y="7.345cm">
            <text:p text:style-name="P1"><text:span text:style-name="T1">General Administ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14" draw:id="id14" draw:layer="layout" svg:width="2.965cm" svg:height="1.315cm" svg:x="21.215cm" svg:y="9.045cm">
            <text:p text:style-name="P4"><text:span text:style-name="T2">History and Heritage Preservation Un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9" draw:id="id9" draw:layer="layout" svg:width="2.965cm" svg:height="1.315cm" svg:x="13.215cm" svg:y="7.345cm">
            <text:p text:style-name="P1"><text:span text:style-name="T1">Financial Administ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0" draw:id="id10" draw:layer="layout" svg:width="2.965cm" svg:height="1.315cm" svg:x="13.215cm" svg:y="9.045cm">
            <text:p text:style-name="P1"><text:span text:style-name="T1">Healthcare Administ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xml:id="id15" draw:id="id15" draw:layer="layout" svg:width="2.965cm" svg:height="1.315cm" svg:x="21.215cm" svg:y="10.745cm">
            <text:p text:style-name="P6"><text:span text:style-name="T3">Product Testing, Fraud &amp; Consumer Redress Un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1" draw:id="id11" draw:layer="layout" svg:width="2.965cm" svg:height="1.315cm" svg:x="13.215cm" svg:y="10.745cm">
            <text:p text:style-name="P1"><text:span text:style-name="T1">Infrastructure Administ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2" draw:id="id12" draw:layer="layout" svg:width="2.965cm" svg:height="1.315cm" svg:x="13.215cm" svg:y="12.445cm">
            <text:p text:style-name="P1"><text:span text:style-name="T1">State Prosecu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16" draw:id="id16" draw:layer="layout" svg:width="2.965cm" svg:height="1.315cm" svg:x="21.22cm" svg:y="12.455cm">
            <text:p text:style-name="P4"><text:span text:style-name="T2">State Information Un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3" draw:id="id13" draw:layer="layout" svg:width="2.965cm" svg:height="1.315cm" svg:x="13.215cm" svg:y="14.145cm">
            <text:p text:style-name="P1"><text:span text:style-name="T1">NA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17" draw:id="id17" draw:layer="layout" svg:width="2.965cm" svg:height="1.315cm" svg:x="21.22cm" svg:y="14.155cm">
            <text:p text:style-name="P4"><text:span text:style-name="T2">Government Facilities Uni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7.71cm" svg:y1="6.62cm" svg:x2="18.815cm" svg:y2="8.002cm" draw:start-shape="id2" draw:start-glue-point="2" draw:end-shape="id8" draw:end-glue-point="3" svg:d="M17710 6620v1382h1105" svg:viewBox="0 0 1106 1383">
            <text:p/>
          </draw:connector>
          <draw:connector draw:style-name="gr6" draw:text-style-name="P3" draw:layer="layout" svg:x1="17.71cm" svg:y1="6.62cm" svg:x2="16.18cm" svg:y2="8.002cm" draw:start-shape="id2" draw:start-glue-point="2" draw:end-shape="id9" draw:end-glue-point="1" svg:d="M17710 6620v1382h-1530" svg:viewBox="0 0 1531 1383">
            <text:p/>
          </draw:connector>
          <draw:connector draw:style-name="gr6" draw:text-style-name="P3" draw:layer="layout" svg:x1="17.71cm" svg:y1="6.62cm" svg:x2="16.18cm" svg:y2="9.702cm" draw:start-shape="id2" draw:start-glue-point="2" draw:end-shape="id10" draw:end-glue-point="1" svg:d="M17710 6620v3082h-1530" svg:viewBox="0 0 1531 3083">
            <text:p/>
          </draw:connector>
          <draw:connector draw:style-name="gr6" draw:text-style-name="P3" draw:layer="layout" svg:x1="17.71cm" svg:y1="6.62cm" svg:x2="16.18cm" svg:y2="11.402cm" draw:start-shape="id2" draw:start-glue-point="2" draw:end-shape="id11" draw:end-glue-point="1" svg:d="M17710 6620v4782h-1530" svg:viewBox="0 0 1531 4783">
            <text:p/>
          </draw:connector>
          <draw:connector draw:style-name="gr6" draw:text-style-name="P3" draw:layer="layout" svg:x1="17.71cm" svg:y1="6.62cm" svg:x2="16.18cm" svg:y2="13.102cm" draw:start-shape="id2" draw:start-glue-point="2" draw:end-shape="id12" draw:end-glue-point="1" svg:d="M17710 6620v6482h-1530" svg:viewBox="0 0 1531 6483">
            <text:p/>
          </draw:connector>
          <draw:connector draw:style-name="gr6" draw:text-style-name="P3" draw:layer="layout" svg:x1="17.71cm" svg:y1="6.62cm" svg:x2="16.18cm" svg:y2="14.802cm" draw:start-shape="id2" draw:start-glue-point="2" draw:end-shape="id13" draw:end-glue-point="1" svg:d="M17710 6620v8182h-1530" svg:viewBox="0 0 1531 8183">
            <text:p/>
          </draw:connector>
          <draw:connector draw:style-name="gr6" draw:text-style-name="P3" draw:layer="layout" svg:x1="20.297cm" svg:y1="8.66cm" svg:x2="21.215cm" svg:y2="9.702cm" draw:start-shape="id8" draw:start-glue-point="2" draw:end-shape="id14" svg:d="M20297 8660v1042h918" svg:viewBox="0 0 919 1043">
            <text:p/>
          </draw:connector>
          <draw:connector draw:style-name="gr6" draw:text-style-name="P3" draw:layer="layout" svg:x1="20.297cm" svg:y1="8.66cm" svg:x2="21.215cm" svg:y2="11.402cm" draw:start-shape="id8" draw:start-glue-point="2" draw:end-shape="id15" draw:end-glue-point="3" svg:d="M20297 8660v2742h918" svg:viewBox="0 0 919 2743">
            <text:p/>
          </draw:connector>
          <draw:connector draw:style-name="gr6" draw:text-style-name="P3" draw:layer="layout" svg:x1="20.297cm" svg:y1="8.66cm" svg:x2="21.22cm" svg:y2="13.112cm" draw:start-shape="id8" draw:start-glue-point="2" draw:end-shape="id16" draw:end-glue-point="3" svg:d="M20297 8660v4452h923" svg:viewBox="0 0 924 4453">
            <text:p/>
          </draw:connector>
          <draw:connector draw:style-name="gr6" draw:text-style-name="P3" draw:layer="layout" svg:x1="20.297cm" svg:y1="8.66cm" svg:x2="21.22cm" svg:y2="14.812cm" draw:start-shape="id8" draw:start-glue-point="2" draw:end-shape="id17" draw:end-glue-point="3" svg:d="M20297 8660v6152h923" svg:viewBox="0 0 924 6153">
            <text:p/>
          </draw:connector>
          <draw:custom-shape draw:style-name="gr2" draw:text-style-name="P2" xml:id="id18" draw:id="id18" draw:layer="layout" svg:width="2.87cm" svg:height="1.405cm" svg:x="2.045cm" svg:y="5.21cm">
            <text:p text:style-name="P1"><text:span text:style-name="T1">Legislative Review 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9" draw:id="id19" draw:layer="layout" svg:width="2.87cm" svg:height="1.405cm" svg:x="2.045cm" svg:y="7.01cm">
            <text:p text:style-name="P1"><text:span text:style-name="T1">High Cour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5.88cm" svg:y1="4.715cm" svg:x2="4.915cm" svg:y2="5.912cm" draw:start-shape="id4" draw:start-glue-point="2" draw:end-shape="id18" draw:end-glue-point="1" svg:d="M5880 4715v1197h-965" svg:viewBox="0 0 966 1198">
            <text:p/>
          </draw:connector>
          <draw:connector draw:style-name="gr6" draw:text-style-name="P3" draw:layer="layout" svg:x1="5.88cm" svg:y1="4.715cm" svg:x2="4.915cm" svg:y2="7.712cm" draw:start-shape="id4" draw:start-glue-point="2" draw:end-shape="id19" draw:end-glue-point="1" svg:d="M5880 4715v2997h-965" svg:viewBox="0 0 966 2998">
            <text:p/>
          </draw:connector>
          <draw:custom-shape draw:style-name="gr5" draw:text-style-name="P5" xml:id="id20" draw:id="id20" draw:layer="layout" svg:width="2.54cm" svg:height="1.33cm" svg:x="7.86cm" svg:y="6.99cm">
            <text:p text:style-name="P4"><text:span text:style-name="T2">Protection Un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21" draw:id="id21" draw:layer="layout" svg:width="2.54cm" svg:height="1.33cm" svg:x="7.86cm" svg:y="8.69cm">
            <text:p text:style-name="P4"><text:span text:style-name="T2">Enforcement Un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22" draw:id="id22" draw:layer="layout" svg:width="2.54cm" svg:height="1.33cm" svg:x="7.86cm" svg:y="10.39cm">
            <text:p text:style-name="P4"><text:span text:style-name="T2">Investigation Un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23" draw:id="id23" draw:layer="layout" svg:width="2.54cm" svg:height="1.33cm" svg:x="7.86cm" svg:y="12.09cm">
            <text:p text:style-name="P4"><text:span text:style-name="T2">Intelligence Uni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1.03cm" svg:y1="6.62cm" svg:x2="10.4cm" svg:y2="7.655cm" draw:start-shape="id3" draw:start-glue-point="2" draw:end-shape="id20" draw:end-glue-point="1" svg:d="M11030 6620v1035h-630" svg:viewBox="0 0 631 1036">
            <text:p/>
          </draw:connector>
          <draw:connector draw:style-name="gr6" draw:text-style-name="P3" draw:layer="layout" svg:x1="11.03cm" svg:y1="6.62cm" svg:x2="10.4cm" svg:y2="9.355cm" draw:start-shape="id3" draw:start-glue-point="2" draw:end-shape="id21" draw:end-glue-point="1" svg:d="M11030 6620v2735h-630" svg:viewBox="0 0 631 2736">
            <text:p/>
          </draw:connector>
          <draw:connector draw:style-name="gr6" draw:text-style-name="P3" draw:layer="layout" svg:x1="11.03cm" svg:y1="6.62cm" svg:x2="10.4cm" svg:y2="11.055cm" draw:start-shape="id3" draw:start-glue-point="2" draw:end-shape="id22" draw:end-glue-point="1" svg:d="M11030 6620v4435h-630" svg:viewBox="0 0 631 4436">
            <text:p/>
          </draw:connector>
          <draw:connector draw:style-name="gr6" draw:text-style-name="P3" draw:layer="layout" svg:x1="11.03cm" svg:y1="6.62cm" svg:x2="10.4cm" svg:y2="12.755cm" draw:start-shape="id3" draw:start-glue-point="2" draw:end-shape="id23" draw:end-glue-point="1" svg:d="M11030 6620v6135h-630" svg:viewBox="0 0 631 6136">
            <text:p/>
          </draw:connector>
          <draw:custom-shape draw:style-name="gr5" draw:text-style-name="P5" xml:id="id24" draw:id="id24" draw:layer="layout" svg:width="2.54cm" svg:height="1.33cm" svg:x="7.86cm" svg:y="13.79cm">
            <text:p text:style-name="P4"><text:span text:style-name="T2">Rapid Response Uni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1.03cm" svg:y1="6.62cm" svg:x2="10.4cm" svg:y2="14.455cm" draw:start-shape="id3" draw:start-glue-point="2" draw:end-shape="id24" draw:end-glue-point="1" svg:d="M11030 6620v7835h-630" svg:viewBox="0 0 631 7836">
            <text:p/>
          </draw:connector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2" xml:id="id25" draw:id="id25" draw:layer="layout" svg:width="2.505cm" svg:height="1.375cm" svg:x="12.7cm" svg:y="2.07cm">
            <text:p text:style-name="P1"><text:span text:style-name="T1">National Counci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9" draw:id="id29" draw:layer="layout" svg:width="2.87cm" svg:height="1.405cm" svg:x="6.045cm" svg:y="0.77cm">
            <text:p text:style-name="P1"><text:span text:style-name="T1">National Advisory Bo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8" draw:id="id28" draw:layer="layout" svg:width="2.87cm" svg:height="1.405cm" svg:x="6.045cm" svg:y="3.31cm">
            <text:p text:style-name="P1"><text:span text:style-name="T1">Legal Review Bo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0" draw:id="id30" draw:layer="layout" svg:width="2.775cm" svg:height="1.405cm" svg:x="19.52cm" svg:y="0.77cm">
            <text:p text:style-name="P1"><text:span text:style-name="T1">Military Liais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1" draw:id="id31" draw:layer="layout" svg:width="2.775cm" svg:height="1.405cm" svg:x="19.52cm" svg:y="3.31cm">
            <text:p text:style-name="P1"><text:span text:style-name="T1">First Nations Liais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26" draw:id="id26" draw:layer="layout" svg:width="2.54cm" svg:height="1.375cm" svg:x="16.44cm" svg:y="5.245cm">
            <text:p text:style-name="P1"><text:span text:style-name="T1">Operation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27" draw:id="id27" draw:layer="layout" svg:width="2.54cm" svg:height="1.33cm" svg:x="9.76cm" svg:y="8.29cm">
            <text:p text:style-name="P1"><text:span text:style-name="T1">Service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3.952cm" svg:y1="3.445cm" svg:x2="17.71cm" svg:y2="5.245cm" draw:start-shape="id25" draw:start-glue-point="2" draw:end-shape="id26" draw:end-glue-point="0" svg:d="M13952 3445v899h3758v901" svg:viewBox="0 0 3759 1801">
            <text:p/>
          </draw:connector>
          <draw:connector draw:style-name="gr6" draw:text-style-name="P3" draw:layer="layout" svg:x1="13.952cm" svg:y1="3.445cm" svg:x2="11.03cm" svg:y2="8.29cm" draw:start-shape="id25" draw:start-glue-point="2" draw:end-shape="id27" draw:end-glue-point="0" svg:d="M13952 3445v2422h-2922v2423" svg:viewBox="0 0 2923 4846">
            <text:p/>
          </draw:connector>
          <draw:connector draw:style-name="gr7" draw:text-style-name="P3" draw:layer="layout" svg:x1="12.7cm" svg:y1="2.757cm" svg:x2="8.915cm" svg:y2="4.012cm" draw:start-shape="id25" draw:start-glue-point="3" draw:end-shape="id28" draw:end-glue-point="1" svg:d="M12700 2757h-1893v1255h-1892" svg:viewBox="0 0 3786 1256">
            <text:p/>
          </draw:connector>
          <draw:connector draw:style-name="gr7" draw:text-style-name="P3" draw:layer="layout" svg:x1="12.7cm" svg:y1="2.757cm" svg:x2="8.915cm" svg:y2="1.472cm" draw:start-shape="id25" draw:start-glue-point="3" draw:end-shape="id29" draw:end-glue-point="1" svg:d="M12700 2757h-1893v-1285h-1892" svg:viewBox="0 0 3786 1286">
            <text:p/>
          </draw:connector>
          <draw:connector draw:style-name="gr7" draw:text-style-name="P3" draw:layer="layout" svg:x1="15.205cm" svg:y1="2.757cm" svg:x2="19.52cm" svg:y2="1.472cm" draw:start-shape="id25" draw:end-shape="id30" draw:end-glue-point="3" svg:d="M15205 2757h2157v-1285h2158" svg:viewBox="0 0 4316 1286">
            <text:p/>
          </draw:connector>
          <draw:connector draw:style-name="gr7" draw:text-style-name="P3" draw:layer="layout" svg:x1="15.205cm" svg:y1="2.757cm" svg:x2="19.52cm" svg:y2="4.012cm" draw:start-shape="id25" draw:start-glue-point="1" draw:end-shape="id31" draw:end-glue-point="3" svg:d="M15205 2757h2157v1255h2158" svg:viewBox="0 0 4316 1256">
            <text:p/>
          </draw:connector>
          <draw:custom-shape draw:style-name="gr10" draw:text-style-name="P10" xml:id="id34" draw:id="id34" draw:layer="layout" svg:width="3.41cm" svg:height="1.315cm" svg:x="15.975cm" svg:y="7.345cm">
            <text:p text:style-name="P9"><text:span text:style-name="T4">Administration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xml:id="id35" draw:id="id35" draw:layer="layout" svg:width="2.495cm" svg:height="1.315cm" svg:x="16.455cm" svg:y="9.28cm">
            <text:p text:style-name="P9"><text:span text:style-name="T4">Unit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2.87cm" svg:height="1.405cm" svg:x="3.645cm" svg:y="5.21cm">
            <text:p text:style-name="P1"><text:span text:style-name="T1">Legislative Review 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3" draw:id="id33" draw:layer="layout" svg:width="2.87cm" svg:height="1.405cm" svg:x="3.645cm" svg:y="7.01cm">
            <text:p text:style-name="P1"><text:span text:style-name="T1">High Cour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7.48cm" svg:y1="4.715cm" svg:x2="6.515cm" svg:y2="5.912cm" draw:start-shape="id28" draw:start-glue-point="2" draw:end-shape="id32" draw:end-glue-point="1" svg:d="M7480 4715v1197h-965" svg:viewBox="0 0 966 1198">
            <text:p/>
          </draw:connector>
          <draw:connector draw:style-name="gr6" draw:text-style-name="P3" draw:layer="layout" svg:x1="7.48cm" svg:y1="4.715cm" svg:x2="6.515cm" svg:y2="7.712cm" draw:start-shape="id28" draw:start-glue-point="2" draw:end-shape="id33" draw:end-glue-point="1" svg:d="M7480 4715v2997h-965" svg:viewBox="0 0 966 2998">
            <text:p/>
          </draw:connector>
          <draw:connector draw:style-name="gr12" draw:text-style-name="P11" draw:layer="layout" draw:type="line" svg:x1="17.71cm" svg:y1="6.62cm" svg:x2="17.68cm" svg:y2="7.345cm" draw:start-shape="id26" draw:start-glue-point="2" draw:end-shape="id34" draw:end-glue-point="0" svg:d="M17710 6620l-30 725" svg:viewBox="0 0 31 726">
            <text:p/>
          </draw:connector>
          <draw:connector draw:style-name="gr12" draw:text-style-name="P11" draw:layer="layout" draw:type="line" svg:x1="17.68cm" svg:y1="8.66cm" svg:x2="17.702cm" svg:y2="9.28cm" draw:start-shape="id34" draw:start-glue-point="2" draw:end-shape="id35" draw:end-glue-point="0" svg:d="M17680 8660l22 620" svg:viewBox="0 0 23 621">
            <text:p/>
          </draw:connector>
          <draw:connector draw:style-name="gr13" draw:text-style-name="P3" draw:layer="layout" svg:x1="12.3cm" svg:y1="8.955cm" svg:x2="15.975cm" svg:y2="8.002cm" draw:start-shape="id27" draw:end-shape="id34" draw:end-glue-point="3" svg:d="M12300 8955h1838v-953h1837" svg:viewBox="0 0 3676 954">
            <text:p/>
          </draw:connector>
          <draw:connector draw:style-name="gr13" draw:text-style-name="P3" draw:layer="layout" draw:line-skew="-0.407cm" svg:x1="12.3cm" svg:y1="8.955cm" svg:x2="16.455cm" svg:y2="9.937cm" draw:start-shape="id27" draw:start-glue-point="1" draw:end-shape="id35" draw:end-glue-point="3" svg:d="M12300 8955h1670v982h2485" svg:viewBox="0 0 4156 983">
            <text:p/>
          </draw:connector>
        </draw:g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16T11:16:25.659817534</meta:creation-date>
    <dc:date>2022-06-18T15:38:43.455111764</dc:date>
    <meta:editing-duration>PT8H29M40S</meta:editing-duration>
    <meta:editing-cycles>5</meta:editing-cycles>
    <meta:generator>LibreOffice/7.2.5.2$MacOSX_X86_64 LibreOffice_project/499f9727c189e6ef3471021d6132d4c694f357e5</meta:generator>
    <meta:document-statistic meta:object-count="97"/>
  </office:meta>
</office:document-meta>
</file>